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52.66pt" svg:height="575.21pt" svg:x="458.16pt" svg:y="826.72pt">
            <loext:p draw:notify-on-update-of-ranges="Sheet1.I57:Sheet1.I57 Sheet1.I58:Sheet1.I72 Sheet1.J57:Sheet1.J57 Sheet1.J58:Sheet1.J72 Sheet1.K57:Sheet1.K57 Sheet1.K58:Sheet1.K72 Sheet1.L57:Sheet1.L57 Sheet1.L58:Sheet1.L72 Sheet1.M57:Sheet1.M57 Sheet1.M58:Sheet1.M72 Sheet1.N57:Sheet1.N57 Sheet1.N58:Sheet1.N72 Sheet1.O57:Sheet1.O57 Sheet1.O58:Sheet1.O72 Sheet1.P57:Sheet1.P57 Sheet1.P58:Sheet1.P72 Sheet1.Q57:Sheet1.Q57 Sheet1.Q58:Sheet1.Q72 Sheet1.R57:Sheet1.R57 Sheet1.R58:Sheet1.R72 Sheet1.S57:Sheet1.S57 Sheet1.S58:Sheet1.S72 Sheet1.T57:Sheet1.T57 Sheet1.T58:Sheet1.T72 Sheet1.U57:Sheet1.U57 Sheet1.U58:Sheet1.U72 Sheet1.V57:Sheet1.V57 Sheet1.V58:Sheet1.V72 Sheet1.W57:Sheet1.W57 Sheet1.W58:Sheet1.W72 Sheet1.X57:Sheet1.X57 Sheet1.X58:Sheet1.X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actual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ORDINA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VERBATIM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LECTRONIC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redicted</text:p>
          </table:table-cell>
          <table:table-cell office:value-type="string" calcext:value-type="string">
            <text:p>ORDI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IGI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TTER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VERBAT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L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ECIMA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ONE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ELEPH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IM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ARDINAL</text:p>
          </table:table-cell>
          <table:table-cell office:value-type="float" office:value="408" calcext:value-type="float">
            <text:p>408</text:p>
          </table:table-cell>
          <table:table-cell office:value-type="float" office:value="1164" calcext:value-type="float">
            <text:p>116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RACTION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EASU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LECTRON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ORDINA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ORDINA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DIG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DIGI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LETTE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LETTER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VERBATI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VERBATI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PL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PLAI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DECIMA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DECIM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ADD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ADDRES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MONE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MONE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TELEPHON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TELEPH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CARDINA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CARDIN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MEASU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MEAS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DAT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TELEPHONE</text:p>
          </table:table-cell>
          <table:table-cell office:value-type="string" calcext:value-type="string">
            <text:p>ELECTRONI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office:value-type="string" calcext:value-type="string">
            <text:p>ELECTRONIC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predicted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ORDINA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VERBATIM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LECTRONI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ctual</text:p>
          </table:table-cell>
          <table:table-cell office:value-type="string" calcext:value-type="string">
            <text:p>ORDI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IGI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ETTERS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VERBATI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CIMA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DDRES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N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ELEPH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RDINAL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RACTI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EAS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LECTRON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30:04.195541445</meta:creation-date>
    <dc:date>2017-11-28T11:46:25.827760095</dc:date>
    <meta:editing-duration>PT6M11S</meta:editing-duration>
    <meta:editing-cycles>1</meta:editing-cycles>
    <meta:document-statistic meta:table-count="1" meta:cell-count="6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44.192cm" svg:height="20.293cm" xlink:href=".." xlink:type="simple" chart:class="chart:bar" chart:style-name="ch1">
        <chart:legend chart:legend-position="end" svg:x="40.472cm" svg:y="5.566cm" style:legend-expansion="high" chart:style-name="ch2"/>
        <chart:plot-area chart:style-name="ch3" table:cell-range-address="Sheet1.I57:Sheet1.X72" chart:data-source-has-labels="both" svg:x="1.894cm" svg:y="0.405cm" svg:width="37.695cm" svg:height="18.502cm">
          <chartooo:coordinate-region svg:x="2.701cm" svg:y="0.604cm" svg:width="36.516cm" svg:height="17.55cm"/>
          <chart:axis chart:dimension="x" chart:name="primary-x" chart:style-name="ch4" chartooo:axis-type="auto">
            <chartooo:date-scale/>
            <chart:title svg:x="18.646cm" svg:y="19.312cm" chart:style-name="ch5">
              <text:p>Ground Truth Semiotic Class</text:p>
            </chart:title>
            <chart:categories table:cell-range-address="Sheet1.I58:Sheet1.I72"/>
          </chart:axis>
          <chart:axis chart:dimension="y" chart:name="primary-y" chart:style-name="ch6">
            <chart:title svg:x="0.451cm" svg:y="10.15cm" chart:style-name="ch7">
              <text:p>Count</text:p>
            </chart:title>
            <chart:grid chart:style-name="ch8" chart:class="major"/>
          </chart:axis>
          <chart:series chart:style-name="ch9" chart:values-cell-range-address="Sheet1.J58:Sheet1.J72" chart:label-cell-address="Sheet1.J57:Sheet1.J57" chart:class="chart:bar">
            <chart:data-point chart:repeated="15"/>
          </chart:series>
          <chart:series chart:style-name="ch10" chart:values-cell-range-address="Sheet1.K58:Sheet1.K72" chart:label-cell-address="Sheet1.K57:Sheet1.K57" chart:class="chart:bar">
            <chart:data-point chart:repeated="15"/>
          </chart:series>
          <chart:series chart:style-name="ch11" chart:values-cell-range-address="Sheet1.L58:Sheet1.L72" chart:label-cell-address="Sheet1.L57:Sheet1.L57" chart:class="chart:bar">
            <chart:data-point chart:repeated="15"/>
          </chart:series>
          <chart:series chart:style-name="ch12" chart:values-cell-range-address="Sheet1.M58:Sheet1.M72" chart:label-cell-address="Sheet1.M57:Sheet1.M57" chart:class="chart:bar">
            <chart:data-point chart:repeated="15"/>
          </chart:series>
          <chart:series chart:style-name="ch13" chart:values-cell-range-address="Sheet1.N58:Sheet1.N72" chart:label-cell-address="Sheet1.N57:Sheet1.N57" chart:class="chart:bar">
            <chart:data-point chart:repeated="15"/>
          </chart:series>
          <chart:series chart:style-name="ch14" chart:values-cell-range-address="Sheet1.O58:Sheet1.O72" chart:label-cell-address="Sheet1.O57:Sheet1.O57" chart:class="chart:bar">
            <chart:data-point chart:repeated="15"/>
          </chart:series>
          <chart:series chart:style-name="ch15" chart:values-cell-range-address="Sheet1.P58:Sheet1.P72" chart:label-cell-address="Sheet1.P57:Sheet1.P57" chart:class="chart:bar">
            <chart:data-point chart:repeated="15"/>
          </chart:series>
          <chart:series chart:style-name="ch16" chart:values-cell-range-address="Sheet1.Q58:Sheet1.Q72" chart:label-cell-address="Sheet1.Q57:Sheet1.Q57" chart:class="chart:bar">
            <chart:data-point chart:repeated="15"/>
          </chart:series>
          <chart:series chart:style-name="ch17" chart:values-cell-range-address="Sheet1.R58:Sheet1.R72" chart:label-cell-address="Sheet1.R57:Sheet1.R57" chart:class="chart:bar">
            <chart:data-point chart:repeated="15"/>
          </chart:series>
          <chart:series chart:style-name="ch18" chart:values-cell-range-address="Sheet1.S58:Sheet1.S72" chart:label-cell-address="Sheet1.S57:Sheet1.S57" chart:class="chart:bar">
            <chart:data-point chart:repeated="15"/>
          </chart:series>
          <chart:series chart:style-name="ch19" chart:values-cell-range-address="Sheet1.T58:Sheet1.T72" chart:label-cell-address="Sheet1.T57:Sheet1.T57" chart:class="chart:bar">
            <chart:data-point chart:repeated="15"/>
          </chart:series>
          <chart:series chart:style-name="ch20" chart:values-cell-range-address="Sheet1.U58:Sheet1.U72" chart:label-cell-address="Sheet1.U57:Sheet1.U57" chart:class="chart:bar">
            <chart:data-point chart:repeated="15"/>
          </chart:series>
          <chart:series chart:style-name="ch21" chart:values-cell-range-address="Sheet1.V58:Sheet1.V72" chart:label-cell-address="Sheet1.V57:Sheet1.V57" chart:class="chart:bar">
            <chart:data-point chart:repeated="15"/>
          </chart:series>
          <chart:series chart:style-name="ch22" chart:values-cell-range-address="Sheet1.W58:Sheet1.W72" chart:label-cell-address="Sheet1.W57:Sheet1.W57" chart:class="chart:bar">
            <chart:data-point chart:repeated="15"/>
          </chart:series>
          <chart:series chart:style-name="ch23" chart:values-cell-range-address="Sheet1.X58:Sheet1.X72" chart:label-cell-address="Sheet1.X57:Sheet1.X57" chart:class="chart:bar">
            <chart:data-point chart:repeated="15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INAL</text:p>
                <draw:g>
                  <svg:desc>Sheet1.J57:Sheet1.J57</svg:desc>
                </draw:g>
              </table:table-cell>
              <table:table-cell office:value-type="string">
                <text:p>DIGIT</text:p>
                <draw:g>
                  <svg:desc>Sheet1.K57:Sheet1.K57</svg:desc>
                </draw:g>
              </table:table-cell>
              <table:table-cell office:value-type="string">
                <text:p>LETTERS</text:p>
                <draw:g>
                  <svg:desc>Sheet1.L57:Sheet1.L57</svg:desc>
                </draw:g>
              </table:table-cell>
              <table:table-cell office:value-type="string">
                <text:p>VERBATIM</text:p>
                <draw:g>
                  <svg:desc>Sheet1.M57:Sheet1.M57</svg:desc>
                </draw:g>
              </table:table-cell>
              <table:table-cell office:value-type="string">
                <text:p>PLAIN</text:p>
                <draw:g>
                  <svg:desc>Sheet1.N57:Sheet1.N57</svg:desc>
                </draw:g>
              </table:table-cell>
              <table:table-cell office:value-type="string">
                <text:p>DECIMAL</text:p>
                <draw:g>
                  <svg:desc>Sheet1.O57:Sheet1.O57</svg:desc>
                </draw:g>
              </table:table-cell>
              <table:table-cell office:value-type="string">
                <text:p>ADDRESS</text:p>
                <draw:g>
                  <svg:desc>Sheet1.P57:Sheet1.P57</svg:desc>
                </draw:g>
              </table:table-cell>
              <table:table-cell office:value-type="string">
                <text:p>MONEY</text:p>
                <draw:g>
                  <svg:desc>Sheet1.Q57:Sheet1.Q57</svg:desc>
                </draw:g>
              </table:table-cell>
              <table:table-cell office:value-type="string">
                <text:p>TELEPHONE</text:p>
                <draw:g>
                  <svg:desc>Sheet1.R57:Sheet1.R57</svg:desc>
                </draw:g>
              </table:table-cell>
              <table:table-cell office:value-type="string">
                <text:p>TIME</text:p>
                <draw:g>
                  <svg:desc>Sheet1.S57:Sheet1.S57</svg:desc>
                </draw:g>
              </table:table-cell>
              <table:table-cell office:value-type="string">
                <text:p>CARDINAL</text:p>
                <draw:g>
                  <svg:desc>Sheet1.T57:Sheet1.T57</svg:desc>
                </draw:g>
              </table:table-cell>
              <table:table-cell office:value-type="string">
                <text:p>FRACTION</text:p>
                <draw:g>
                  <svg:desc>Sheet1.U57:Sheet1.U57</svg:desc>
                </draw:g>
              </table:table-cell>
              <table:table-cell office:value-type="string">
                <text:p>MEASURE</text:p>
                <draw:g>
                  <svg:desc>Sheet1.V57:Sheet1.V57</svg:desc>
                </draw:g>
              </table:table-cell>
              <table:table-cell office:value-type="string">
                <text:p>DATE</text:p>
                <draw:g>
                  <svg:desc>Sheet1.W57:Sheet1.W57</svg:desc>
                </draw:g>
              </table:table-cell>
              <table:table-cell office:value-type="string">
                <text:p>ELECTRONIC</text:p>
                <draw:g>
                  <svg:desc>Sheet1.X57:Sheet1.X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DINAL</text:p>
                <draw:g>
                  <svg:desc>Sheet1.I58:Sheet1.I72</svg:desc>
                </draw:g>
              </table:table-cell>
              <table:table-cell office:value-type="float" office:value="0">
                <text:p>0</text:p>
                <draw:g>
                  <svg:desc>Sheet1.J58:Sheet1.J72</svg:desc>
                </draw:g>
              </table:table-cell>
              <table:table-cell office:value-type="float" office:value="0">
                <text:p>0</text:p>
                <draw:g>
                  <svg:desc>Sheet1.K58:Sheet1.K72</svg:desc>
                </draw:g>
              </table:table-cell>
              <table:table-cell office:value-type="float" office:value="93">
                <text:p>93</text:p>
                <draw:g>
                  <svg:desc>Sheet1.L58:Sheet1.L72</svg:desc>
                </draw:g>
              </table:table-cell>
              <table:table-cell office:value-type="float" office:value="0">
                <text:p>0</text:p>
                <draw:g>
                  <svg:desc>Sheet1.M58:Sheet1.M72</svg:desc>
                </draw:g>
              </table:table-cell>
              <table:table-cell office:value-type="float" office:value="0">
                <text:p>0</text:p>
                <draw:g>
                  <svg:desc>Sheet1.N58:Sheet1.N72</svg:desc>
                </draw:g>
              </table:table-cell>
              <table:table-cell office:value-type="float" office:value="0">
                <text:p>0</text:p>
                <draw:g>
                  <svg:desc>Sheet1.O58:Sheet1.O72</svg:desc>
                </draw:g>
              </table:table-cell>
              <table:table-cell office:value-type="float" office:value="0">
                <text:p>0</text:p>
                <draw:g>
                  <svg:desc>Sheet1.P58:Sheet1.P72</svg:desc>
                </draw:g>
              </table:table-cell>
              <table:table-cell office:value-type="float" office:value="0">
                <text:p>0</text:p>
                <draw:g>
                  <svg:desc>Sheet1.Q58:Sheet1.Q72</svg:desc>
                </draw:g>
              </table:table-cell>
              <table:table-cell office:value-type="float" office:value="0">
                <text:p>0</text:p>
                <draw:g>
                  <svg:desc>Sheet1.R58:Sheet1.R72</svg:desc>
                </draw:g>
              </table:table-cell>
              <table:table-cell office:value-type="float" office:value="0">
                <text:p>0</text:p>
                <draw:g>
                  <svg:desc>Sheet1.S58:Sheet1.S72</svg:desc>
                </draw:g>
              </table:table-cell>
              <table:table-cell office:value-type="float" office:value="408">
                <text:p>408</text:p>
                <draw:g>
                  <svg:desc>Sheet1.T58:Sheet1.T72</svg:desc>
                </draw:g>
              </table:table-cell>
              <table:table-cell office:value-type="float" office:value="0">
                <text:p>0</text:p>
                <draw:g>
                  <svg:desc>Sheet1.U58:Sheet1.U72</svg:desc>
                </draw:g>
              </table:table-cell>
              <table:table-cell office:value-type="float" office:value="4">
                <text:p>4</text:p>
                <draw:g>
                  <svg:desc>Sheet1.V58:Sheet1.V72</svg:desc>
                </draw:g>
              </table:table-cell>
              <table:table-cell office:value-type="float" office:value="0">
                <text:p>0</text:p>
                <draw:g>
                  <svg:desc>Sheet1.W58:Sheet1.W72</svg:desc>
                </draw:g>
              </table:table-cell>
              <table:table-cell office:value-type="float" office:value="0">
                <text:p>0</text:p>
                <draw:g>
                  <svg:desc>Sheet1.X58:Sheet1.X72</svg:desc>
                </draw:g>
              </table:table-cell>
            </table:table-row>
            <table:table-row>
              <table:table-cell office:value-type="string">
                <text:p>DIGI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64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TTERS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ERBATIM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I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CIM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E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LEPHON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RDINAL</text:p>
              </table:table-cell>
              <table:table-cell office:value-type="float" office:value="174">
                <text:p>174</text:p>
              </table:table-cell>
              <table:table-cell office:value-type="float" office:value="110">
                <text:p>11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6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AC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ASUR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CTRONI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